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office:automatic-styles>
  <office:body>
    <office:text>
      <text:p text:style-name="Title">Shalom Bhooshi</text:p>
      <text:p text:style-name="Author"><text:span text:style-name="T2">l:</text:span> <text:a xlink:type="simple" xlink:href="https://uk.linkedin.com/in/shalombhooshi" office:name=""><text:span text:style-name="Definition">uk.linkedin.com/in/shalombhooshi</text:span></text:a></text:p>
      <text:h text:style-name="Heading_20_3" text:outline-level="3">Professional Experience</text:h>
      <text:p text:style-name="First_20_paragraph"><text:span text:style-name="T2">Aug 2017 - Present</text:span> • <text:a xlink:type="simple" xlink:href="https://www.telekom.com/en/media/details/the-pan-european-network--pan-net--442220" office:name=""><text:span text:style-name="Definition"><text:span text:style-name="T1">Deutsche Telekom Pan-Net s.r.o</text:span></text:span></text:a> • Bratislava, Slovakia</text:p>
      <text:p text:style-name="Text_20_body">Deutsche Telekom Pan-Net provides a pan-european telecommunications NFVI infrastructure platform that hosts the Virtual Network Functions (VNFs) and supporting applications that back the customer facing applications of the various DT subsidiaries. Engineered to be the single production platform for telco scale and grade applications, Pan-Net utilizes both innovative and best-of-breed cloud technologies and industry practices to pioneer and deliver new technologies and so maintain customer confidence in the DT product line.</text:p>
      <text:p text:style-name="Text_20_body"><text:span text:style-name="T1">Senior Infrastructure Engineer, CICD, NFVi DevOps</text:span></text:p>
      <text:p text:style-name="Text_20_body"><text:span text:style-name="T2">Skills</text:span>: CI/CD, GitLab, JFrog Artifactory, git • Ansible, docker, Ubuntu/CentOS • OpenStack, Kubernetes • nginx, Apache Tomcat, Postgresql • Bash, Terraform, Python, bash, Ansible, StackStorm</text:p>
      <text:list text:style-name="L1">
        <text:list-item>
          <text:p text:style-name="P1">Part of the CI/CD team tasked with the design and devops of applications that underpin the wider Pan-Net CI/CD strategy of the NFVi/Cloud platform. e.g. <text:span text:style-name="T2">JFrog Artifactory</text:span>, <text:span text:style-name="T2">Gitlab</text:span>, <text:span text:style-name="T2">Gitlab Runner</text:span>.</text:p>
        </text:list-item>
        <text:list-item>
          <text:p text:style-name="P1">Designing OpenStack tenants and application stacks to house applications that sustain the CI/CD workloads of both inrastructure and tenants e.g. <text:span text:style-name="T2">ansible</text:span>, <text:span text:style-name="T2">terraform</text:span>, <text:span text:style-name="T2">GitLab runners</text:span></text:p>
        </text:list-item>
        <text:list-item>
          <text:p text:style-name="P1">Engaging various other teams in designing git branching and workflows strategies, CI/CD processes, NFVi Orchestration and QA strategies. e.g. <text:span text:style-name="T2">GitLab</text:span>, <text:span text:style-name="T2">GitLab runners</text:span>, etc</text:p>
        </text:list-item>
        <text:list-item>
          <text:p text:style-name="P1">Participating in production campuses, design workshops, post-mortems.</text:p>
        </text:list-item>
      </text:list>
      <text:p text:style-name="Horizontal_20_Line"/>
      <text:p text:style-name="First_20_paragraph"><text:span text:style-name="T2">Oct 2015 - Jun 2017</text:span> • <text:a xlink:type="simple" xlink:href="https://boxdice.com.au" office:name=""><text:span text:style-name="Definition"><text:span text:style-name="T1">Box+Dice</text:span></text:span></text:a> • Bratislava, Slovakia</text:p>
      <text:p text:style-name="Text_20_body">Box+Dice provide a unique CRM platform for real estate businesses to manage property portfolios, marketing and lead management, sales and accounting, portal integrations, etc in realtime. With over 250 businesses as clients across Australia and New Zealand, Box+Dice leverages in-house and customer domain expertise along with cutting-edge software and cloud technologies to deliver innovative solutions.</text:p>
      <text:p text:style-name="Text_20_body"><text:span text:style-name="T1">Senior Systems Engineer, Site Reliability Engineering</text:span></text:p>
      <text:p text:style-name="Text_20_body"><text:span text:style-name="T2">Skills :</text:span> Amazon ec2/AWS, XenServer/Xen, KVM, Docker • Debian/CentOS Linux • nginx, CloudFlare, CloudFront • MySQL/MariaDB, Postgresql, ElasticSearch, RabbitMQ, Redis • git, Github, Jenkins • Ansible, Bash, Ruby • CloudWatch, Icinga • JIRA, Kanban, Mentoring</text:p>
      <text:list text:style-name="L2">
        <text:list-item>
          <text:p text:style-name="P2">Lead systems engineer managing site reliability engineering; systems analysis, design and development, improving platform availability and operating procedures, SysOps.</text:p>
        </text:list-item>
        <text:list-item>
          <text:p text:style-name="P2">Delivering on projects to modernize infrastructure, lift-and-shift platform services to public cloud (AWS), improving utilization, efficiency, security and TechOps.</text:p>
        </text:list-item>
        <text:list-item>
          <text:p text:style-name="P2">Working in cross-functional contexts with Quality Engineering and Operations; improving CI/CD processes, communications, testing, DevOps.</text:p>
        </text:list-item>
        <text:list-item>
          <text:p text:style-name="P2">Involved in defining and project managing systems strategy, participating in executive committee decision making, cost management, hiring, mentoring.</text:p>
        </text:list-item>
      </text:list>
      <text:p text:style-name="Horizontal_20_Line"/>
      <text:p text:style-name="First_20_paragraph"><text:span text:style-name="T2">Jul 2010 - Aug 2015</text:span> • <text:a xlink:type="simple" xlink:href="https://www.citrix.com/" office:name=""><text:span text:style-name="Definition"><text:span text:style-name="T1">Citrix Systems UK Ltd</text:span></text:span></text:a> • Cambridge, United Kingdom</text:p>
      <text:p text:style-name="Text_20_body">Citrix solutions power business mobility through secure, mobile workspaces that provide people with instant access to apps, desktops, data and communications on any device, over any network and cloud. With annual revenue in 2014 of $3.14 billion, Citrix solutions are in use at more than 400,000 organizations and by over 100 million users globally.</text:p>
      <text:p text:style-name="Text_20_body"><text:span text:style-name="T2">Oct 2013 - Aug 2015</text:span> • <text:span text:style-name="T1">Senior Software Test Engineer, Engineering Productivity</text:span>, <text:a xlink:type="simple" xlink:href="https://www.citrix.com/products/xenapp-xendesktop/" office:name=""><text:span text:style-name="Definition">Enterprise Desktop and Apps</text:span></text:a></text:p>
      <text:p text:style-name="Text_20_body"><text:span text:style-name="T2">Skills :</text:span> Apache CloudStack/Citrix CloudPlatform • XenServer/Hyper-V/ESX • Citrix XenDesktop • Windows Server 2008/2012/2016, 2003 • Windows 7/8/8.x/10, XP/Vista • SQL Server 2008/2012/2016 • PowerShell/.NET • Debian/CentOS Linux • Puppetlabs Razor/iPXE • Perl, Bash, Ruby, Python • HP Prioliant, Dell PowerEdge • Dell Compellent, HP StorageWorks • Cisco 2960s/g/x, Nexus</text:p>
      <text:list text:style-name="L3">
        <text:list-item>
          <text:p text:style-name="P3">Systems Architect/DevOps Engineer of a self-service private IaaS cloud (based on <text:a xlink:type="simple" xlink:href="https://cloudstack.apache.org/" office:name=""><text:span text:style-name="Definition">Apache CloudStack</text:span></text:a>/<text:a xlink:type="simple" xlink:href="https://www.citrix.com/products/xenserver/" office:name=""><text:span text:style-name="Definition">XenServer</text:span></text:a>) to enable dev/test ad-hoc and continous-testing strategy of 65+ internal teams.</text:p>
        </text:list-item>
        <text:list-item>
          <text:p text:style-name="P3">Building DevOps practices to manage cloud offerings for infrastructure and test; automating provisioning of compute/storage/networking, bare-metal/virtual OS installs, application and test profiles.</text:p>
        </text:list-item>
        <text:list-item>
          <text:p text:style-name="P3">Solving and automating virtual disk image creation and cataloguing strategies for 800+ Windows (Desktop, Server, SQL) and Enterprise Linux (SuSe, RHEL, Ubuntu) OS combinations for cloud (CloudStack, Azure) and traditional virtualization (XenServer, ESX, Hyper-V).</text:p>
        </text:list-item>
        <text:list-item>
          <text:p text:style-name="P3">Member of the core automation team with remit to develop and support the test automation framework and library code that underpins QA strategies of the <text:a xlink:type="simple" xlink:href="https://www.citrix.com/solutions/desktop-virtualization/overview.html" office:name=""><text:span text:style-name="Definition">Citrix Desktop and App virtualization</text:span></text:a> suites. Lead developer for the Perl component to support testing Linux and Mac end-points.</text:p>
        </text:list-item>
        <text:list-item>
          <text:p text:style-name="P3">Other activities included technical support, triage and troubleshooting of, often complex, full-stack issues; refining agile practices for code and infrastructure evolution, setting up the infrastructure for customer demos/<text:a xlink:type="simple" xlink:href="http://www.citrixsummit.com/" office:name=""><text:span text:style-name="Definition">Citrix Summit</text:span></text:a>, hardware procurement and maintenance, technical training, etc.</text:p>
        </text:list-item>
      </text:list>
      <text:p text:style-name="Horizontal_20_Line"/>
      <text:p text:style-name="First_20_paragraph"><text:span text:style-name="T2">Apr 2012 - Oct 2013</text:span> • <text:span text:style-name="T1">Associate Software Test Engineer, Engineering Productivity</text:span>, <text:a xlink:type="simple" xlink:href="https://www.citrix.com/products/xenapp-xendesktop/" office:name=""><text:span text:style-name="Definition">Enterprise Desktop and Apps</text:span></text:a>.</text:p>
      <text:p text:style-name="Text_20_body"><text:span text:style-name="T2">Skills :</text:span> Apache CloudStack/Citrix CloudPlatform • XenServer/Hyper-V/ESX • Citrix XenDesktop • Windows Server 2008/2012/2016, 2003 • Windows 7/8/8.x/10, XP/Vista • SQL Server 2008/2012/2016 • PowerShell/.NET • Debian/CentOS Linux • Puppetlabs Razor/iPXE • Perl, Bash, Ruby, Python • HP Prioliant, Dell PowerEdge • Dell Compellent, HP StorageWorks • Cisco 2960s/g/x, Nexus</text:p>
      <text:p text:style-name="Horizontal_20_Line"/>
      <text:p text:style-name="First_20_paragraph"><text:span text:style-name="T2">Jul 2010 - Apr 2012</text:span> • <text:span text:style-name="T1">Software Test Engineer, Test Automation</text:span>, <text:a xlink:type="simple" xlink:href="https://www.citrix.com/products/xenapp-xendesktop/" office:name=""><text:span text:style-name="Definition">XenDesktop Engineering</text:span></text:a>.</text:p>
      <text:p text:style-name="Text_20_body"><text:span text:style-name="T2">Skills :</text:span> Apache CloudStack/Citrix CloudPlatform • XenServer/Hyper-V/ESX • Citrix XenDesktop • Windows Server 2008/2012/2016, 2003 • Windows 7/8/8.x/10, XP/Vista • SQL Server 2008/2012/2016 • PowerShell/.NET • Debian/CentOS Linux • Puppetlabs Razor/iPXE • Perl, Bash, Ruby, Python • HP Prioliant, Dell PowerEdge • Dell Compellent, HP StorageWorks • Cisco 2960s/g/x, Nexus</text:p>
      <text:p text:style-name="Horizontal_20_Line"/>
      <text:p text:style-name="First_20_paragraph"><text:span text:style-name="T2">May 2007 - Dec 2007</text:span> • <text:span text:style-name="T1">Crystal Amusements Ltd</text:span> • Leicester Square, London, United Kingdom</text:p>
      <text:p text:style-name="Text_20_body"><text:span text:style-name="T1">Systems Administrator/Support Engineer</text:span></text:p>
      <text:p text:style-name="Text_20_body"><text:span text:style-name="T2">Skills :</text:span> Systems Administration, Network Design &amp; Administration, Rollouts, Customer Support</text:p>
      <text:list text:style-name="L4">
        <text:list-item>
          <text:p text:style-name="P4">Lead TechOps of 90+ internet/games kiosks, printing solutions.</text:p>
        </text:list-item>
      </text:list>
      <text:p text:style-name="Horizontal_20_Line"/>
      <text:p text:style-name="First_20_paragraph"><text:span text:style-name="T2">Jan 2007 - May 2007</text:span> • <text:a xlink:type="simple" xlink:href="http://sterlinglimousines.co.uk/" office:name=""><text:span text:style-name="Definition"><text:span text:style-name="T1">Sterling Limousines (UK) Ltd</text:span></text:span></text:a> • Richmond, Surrey, United Kingdom</text:p>
      <text:p text:style-name="Text_20_body"><text:span text:style-name="T1">LAMP Developer, Perl/PostGres</text:span></text:p>
      <text:p text:style-name="Text_20_body"><text:span text:style-name="T2">Skills :</text:span> Perl, Apache/mod_perl, Postgresql 8, Debian Linux, xHTML, CSS, Prototype JS, Bash, Mercurial</text:p>
      <text:list text:style-name="L5">
        <text:list-item>
          <text:p text:style-name="P5">DevOps of online booking systems.</text:p>
        </text:list-item>
      </text:list>
      <text:p text:style-name="Horizontal_20_Line"/>
      <text:p text:style-name="First_20_paragraph"><text:span text:style-name="T2">Aug 2002 - Oct 2006</text:span> • <text:span text:style-name="T1">Freelance IT Engineer</text:span> • Greater London Area, United Kingdom</text:p>
      <text:p text:style-name="Text_20_body"><text:span text:style-name="T1">IT Contractor</text:span></text:p>
      <text:p text:style-name="Text_20_body"><text:span text:style-name="T2">Skills :</text:span> Enterprise workstation migrations, LAN Design and Implementation, Hardware/Software roll-outs.</text:p>
      <text:list text:style-name="L6">
        <text:list-item>
          <text:p text:style-name="P6">Freelance engineer.</text:p>
        </text:list-item>
      </text:list>
      <text:h text:style-name="Heading_20_3" text:outline-level="3">Technical Experience</text:h>
      <text:p text:style-name="First_20_paragraph">Proficiency from left-to-right, right-leaning technologies are more from exposure/interest.</text:p>
      <text:p text:style-name="Text_20_body">Cloud : <text:a xlink:type="simple" xlink:href="https://www.ubuntu.com/openstack" office:name=""><text:span text:style-name="Definition">Canonical Openstack</text:span></text:a>, <text:a xlink:type="simple" xlink:href="https://aws.amazon.com/ec2/" office:name=""><text:span text:style-name="Definition">Amazon ec2</text:span></text:a>/<text:a xlink:type="simple" xlink:href="https://aws.amazon.com/" office:name=""><text:span text:style-name="Definition">AWS</text:span></text:a>, <text:a xlink:type="simple" xlink:href="http://cloudstack.apache.org/" office:name=""><text:span text:style-name="Definition">Apache Cloudstack</text:span></text:a>, <text:a xlink:type="simple" xlink:href="https://www.digitalocean.com/" office:name=""><text:span text:style-name="Definition">DigitalOcean</text:span></text:a>, <text:a xlink:type="simple" xlink:href="https://azure.microsoft.com/en-gb/overview/what-is-azure/" office:name=""><text:span text:style-name="Definition">Microsoft Azure</text:span></text:a></text:p>
      <text:p text:style-name="Text_20_body">Containers : <text:a xlink:type="simple" xlink:href="https://www.docker.com/" office:name=""><text:span text:style-name="Definition">docker</text:span></text:a>, <text:a xlink:type="simple" xlink:href="https://docs.docker.com/compose/" office:name=""><text:span text:style-name="Definition">docker-compose</text:span></text:a>, <text:a xlink:type="simple" xlink:href="https://kubernetes.io/" office:name=""><text:span text:style-name="Definition">Kubernetes</text:span></text:a>, <text:a xlink:type="simple" xlink:href="https://www.consul.io/" office:name=""><text:span text:style-name="Definition">Consul</text:span></text:a></text:p>
      <text:p text:style-name="Text_20_body">Virtualization : <text:a xlink:type="simple" xlink:href="http://xenserver.org/" office:name=""><text:span text:style-name="Definition">Citrix XenServer</text:span></text:a>, <text:a xlink:type="simple" xlink:href="https://wiki.debian.org/KVM" office:name=""><text:span text:style-name="Definition">KVM</text:span></text:a>, <text:a xlink:type="simple" xlink:href="http://www.xenproject.org/" office:name=""><text:span text:style-name="Definition">Xen</text:span></text:a>, <text:a xlink:type="simple" xlink:href="https://www.virtualbox.org/" office:name=""><text:span text:style-name="Definition">Oracle VirtualBox</text:span></text:a>, <text:a xlink:type="simple" xlink:href="http://www.microsoft.com/en-us/server-cloud/solutions/virtualization.aspx" office:name=""><text:span text:style-name="Definition">Microsoft Hyper-V</text:span></text:a>, <text:a xlink:type="simple" xlink:href="https://www.vmware.com/products/esxi-and-esx/overview" office:name=""><text:span text:style-name="Definition">VMWare ESX</text:span></text:a>/<text:a xlink:type="simple" xlink:href="http://www.vmware.com/products/vsphere" office:name=""><text:span text:style-name="Definition">vSphere</text:span></text:a></text:p>
      <text:p text:style-name="Text_20_body">Operating Systems : <text:a xlink:type="simple" xlink:href="http://www.debian.org/" office:name=""><text:span text:style-name="Definition">Debian</text:span></text:a>/<text:a xlink:type="simple" xlink:href="http://www.ubuntu.com/" office:name=""><text:span text:style-name="Definition">Ubuntu</text:span></text:a>, <text:a xlink:type="simple" xlink:href="http://www.microsoft.com/en-us/server-cloud/products/windows-server-2012-r2/" office:name=""><text:span text:style-name="Definition">Microsoft Windows Server 2003/2008/2012/2016</text:span></text:a>, <text:a xlink:type="simple" xlink:href="http://www.microsoft.com/en-gb/windows" office:name=""><text:span text:style-name="Definition">Windows XP/7/8/8.x/10</text:span></text:a>, <text:a xlink:type="simple" xlink:href="https://www.centos.org/" office:name=""><text:span text:style-name="Definition">CentOS</text:span></text:a>/<text:a xlink:type="simple" xlink:href="http://www.redhat.com/en/technologies/linux-platforms/enterprise-linux" office:name=""><text:span text:style-name="Definition">RHEL</text:span></text:a>, <text:a xlink:type="simple" xlink:href="https://www.opensuse.org/" office:name=""><text:span text:style-name="Definition">OpenSuSe</text:span></text:a>/<text:a xlink:type="simple" xlink:href="https://www.suse.com/products/server/" office:name=""><text:span text:style-name="Definition">SuSe</text:span></text:a>, <text:a xlink:type="simple" xlink:href="http://www.freebsd.org/" office:name=""><text:span text:style-name="Definition">FreeBSD 9/10</text:span></text:a></text:p>
      <text:p text:style-name="Text_20_body">DevOps/CICD : <text:a xlink:type="simple" xlink:href="http://www.ansible.com/" office:name=""><text:span text:style-name="Definition">Ansible</text:span></text:a>, <text:a xlink:type="simple" xlink:href="https://www.terraform.io/" office:name=""><text:span text:style-name="Definition">Terraform</text:span></text:a>, <text:a xlink:type="simple" xlink:href="https://jfrog.com/artifactory/" office:name=""><text:span text:style-name="Definition">JFrog Artifactory</text:span></text:a>, <text:a xlink:type="simple" xlink:href="https://docs.gitlab.com/ee/ci/quick_start/" office:name=""><text:span text:style-name="Definition">GitLab CI</text:span></text:a>, <text:a xlink:type="simple" xlink:href="https://travis-ci.org/" office:name=""><text:span text:style-name="Definition">Travis CI</text:span></text:a>, <text:a xlink:type="simple" xlink:href="https://stackstorm.com/" office:name=""><text:span text:style-name="Definition">StackStorm</text:span></text:a>, <text:a xlink:type="simple" xlink:href="http://whatisthor.com/" office:name=""><text:span text:style-name="Definition">Thor</text:span></text:a>/<text:a xlink:type="simple" xlink:href="http://www.openssh.com/" office:name=""><text:span text:style-name="Definition">SSH</text:span></text:a>, <text:a xlink:type="simple" xlink:href="https://www.chef.io/" office:name=""><text:span text:style-name="Definition">Chef</text:span></text:a>, <text:a xlink:type="simple" xlink:href="https://puppetlabs.com/puppet/puppet-enterprise" office:name=""><text:span text:style-name="Definition">Puppet</text:span></text:a>, <text:a xlink:type="simple" xlink:href="https://msdn.microsoft.com/en-us/library/aa384426%28v=vs.85%29.aspx?f=255&amp;MSPPError=-2147217396" office:name=""><text:span text:style-name="Definition">WinRM</text:span></text:a></text:p>
      <text:p text:style-name="Text_20_body">Scripting : <text:a xlink:type="simple" xlink:href="https://www.gnu.org/software/bash/" office:name=""><text:span text:style-name="Definition">Bash</text:span></text:a>/<text:a xlink:type="simple" xlink:href="http://pubs.opengroup.org/onlinepubs/009695399/utilities/xcu_chap02.html" office:name=""><text:span text:style-name="Definition">POSIX Shell</text:span></text:a>, <text:a xlink:type="simple" xlink:href="https://www.perl.org/" office:name=""><text:span text:style-name="Definition">Perl</text:span></text:a>, <text:a xlink:type="simple" xlink:href="https://www.python.org/" office:name=""><text:span text:style-name="Definition">Python</text:span></text:a>, <text:a xlink:type="simple" xlink:href="https://www.ruby-lang.org/en/" office:name=""><text:span text:style-name="Definition">Ruby</text:span></text:a>, <text:a xlink:type="simple" xlink:href="https://en.wikipedia.org/wiki/Windows_PowerShell" office:name=""><text:span text:style-name="Definition">Powershell</text:span></text:a>/<text:a xlink:type="simple" xlink:href="http://www.microsoft.com/net" office:name=""><text:span text:style-name="Definition">.NET</text:span></text:a>, <text:a xlink:type="simple" xlink:href="https://perl6.org/" office:name=""><text:span text:style-name="Definition">Perl6</text:span></text:a>, <text:a xlink:type="simple" xlink:href="http://www.ecmascript.org/" office:name=""><text:span text:style-name="Definition">Javascript</text:span></text:a>, <text:a xlink:type="simple" xlink:href="https://en.wikipedia.org/wiki/Java_(programming_language)" office:name=""><text:span text:style-name="Definition">Java</text:span></text:a>, <text:a xlink:type="simple" xlink:href="http://flash-gordon.me.uk/ansi.c.txt" office:name=""><text:span text:style-name="Definition">C</text:span></text:a></text:p>
      <text:p text:style-name="Text_20_body">Markup : <text:a xlink:type="simple" xlink:href="http://yaml.org/" office:name=""><text:span text:style-name="Definition">YAML</text:span></text:a>, <text:a xlink:type="simple" xlink:href="http://json.org/" office:name=""><text:span text:style-name="Definition">JSON</text:span></text:a>, <text:a xlink:type="simple" xlink:href="http://www.w3.org/MarkUp/" office:name=""><text:span text:style-name="Definition">HTML</text:span></text:a>, <text:a xlink:type="simple" xlink:href="http://www.w3.org/TR/xhtml1/" office:name=""><text:span text:style-name="Definition">XHTML</text:span></text:a>, <text:a xlink:type="simple" xlink:href="http://www.w3.org/XML/" office:name=""><text:span text:style-name="Definition">XML</text:span></text:a>, <text:a xlink:type="simple" xlink:href="http://www.w3.org/Style/CSS/Overview.en.html" office:name=""><text:span text:style-name="Definition">CSS</text:span></text:a></text:p>
      <text:p text:style-name="Text_20_body">Databases : <text:a xlink:type="simple" xlink:href="http://www.postgresql.org/" office:name=""><text:span text:style-name="Definition">Postgres 8/9</text:span></text:a>, <text:a xlink:type="simple" xlink:href="http://mariadb.org/" office:name=""><text:span text:style-name="Definition">MariaDB</text:span></text:a> 10/<text:a xlink:type="simple" xlink:href="http://www.mysql.com/why-mysql/" office:name=""><text:span text:style-name="Definition">MySQL</text:span></text:a> 5, <text:a xlink:type="simple" xlink:href="https://www.elastic.co/" office:name=""><text:span text:style-name="Definition">Elasticsearch</text:span></text:a>, <text:a xlink:type="simple" xlink:href="http://couchdb.apache.org/" office:name=""><text:span text:style-name="Definition">CouchDB</text:span></text:a>, <text:a xlink:type="simple" xlink:href="http://sqlite.org/" office:name=""><text:span text:style-name="Definition">SQLite 3</text:span></text:a>, <text:a xlink:type="simple" xlink:href="http://www.microsoft.com/en-gb/server-cloud/products/sql-server/" office:name=""><text:span text:style-name="Definition">SQL Server</text:span></text:a></text:p>
      <text:p text:style-name="Text_20_body">Networking : <text:a xlink:type="simple" xlink:href="https://en.wikipedia.org/wiki/Internet_protocol_suite" office:name=""><text:span text:style-name="Definition">TCP/IP</text:span></text:a> (IPv4 &amp; IPv6), <text:a xlink:type="simple" xlink:href="https://en.wikipedia.org/wiki/Domain_Name_System" office:name=""><text:span text:style-name="Definition">DNS</text:span></text:a>, <text:a xlink:type="simple" xlink:href="https://en.wikipedia.org/wiki/Dynamic_Host_Configuration_Protocol" office:name=""><text:span text:style-name="Definition">DHCP</text:span></text:a>, <text:a xlink:type="simple" xlink:href="https://www.w3.org/Protocols/" office:name=""><text:span text:style-name="Definition">HTTP</text:span></text:a>, Network Design, Cisco Routing &amp; Switching, VLANs, VPNs, Citrix <text:a xlink:type="simple" xlink:href="https://www.citrix.com/products/netscaler" office:name=""><text:span text:style-name="Definition">NetScaler</text:span></text:a>, NFS, <text:a xlink:type="simple" xlink:href="https://en.wikipedia.org/wiki/Lightweight_Directory_Access_Protocol" office:name=""><text:span text:style-name="Definition">LDAP</text:span></text:a>, iSCSI, Samba, SDN</text:p>
      <text:p text:style-name="Text_20_body">Monitoring : <text:a xlink:type="simple" xlink:href="https://www.icinga.com/products/icinga-2/" office:name=""><text:span text:style-name="Definition">Icinga2</text:span></text:a>/<text:a xlink:type="simple" xlink:href="https://www.nagios.org/about/overview/" office:name=""><text:span text:style-name="Definition">Nagios</text:span></text:a>, <text:a xlink:type="simple" xlink:href="https://www.graylog.org/" office:name=""><text:span text:style-name="Definition">Graylog2</text:span></text:a>, <text:a xlink:type="simple" xlink:href="http://www.cacti.net/" office:name=""><text:span text:style-name="Definition">Cacti</text:span></text:a>, <text:a xlink:type="simple" xlink:href="http://newrelic.com/" office:name=""><text:span text:style-name="Definition">New Relic</text:span></text:a>, <text:a xlink:type="simple" xlink:href="https://scoutapp.com/" office:name=""><text:span text:style-name="Definition">Scout</text:span></text:a>, <text:a xlink:type="simple" xlink:href="https://www.elastic.co/products/logstash" office:name=""><text:span text:style-name="Definition">LogStash</text:span></text:a>, <text:a xlink:type="simple" xlink:href="https://collectd.org/" office:name=""><text:span text:style-name="Definition">Collectd</text:span></text:a>, <text:a xlink:type="simple" xlink:href="https://www.influxdata.com/products/" office:name=""><text:span text:style-name="Definition">Tick Stack</text:span></text:a></text:p>
      <text:p text:style-name="Text_20_body">Web/CDN : <text:a xlink:type="simple" xlink:href="http://nginx.org/en/" office:name=""><text:span text:style-name="Definition">nginx</text:span></text:a>, <text:a xlink:type="simple" xlink:href="https://www.cloudflare.com/" office:name=""><text:span text:style-name="Definition">Cloudflare</text:span></text:a>, <text:a xlink:type="simple" xlink:href="https://aws.amazon.com/cloudfront/" office:name=""><text:span text:style-name="Definition">CloudFront</text:span></text:a>, <text:a xlink:type="simple" xlink:href="http://httpd.apache.org/" office:name=""><text:span text:style-name="Definition">Apache httpd</text:span></text:a>, <text:a xlink:type="simple" xlink:href="http://rubyonrails.org/" office:name=""><text:span text:style-name="Definition">Ruby on Rails</text:span></text:a>/<text:a xlink:type="simple" xlink:href="http://rack.github.io/" office:name=""><text:span text:style-name="Definition">Rack</text:span></text:a>, <text:a xlink:type="simple" xlink:href="http://perldancer.org/" office:name=""><text:span text:style-name="Definition">Dancer2</text:span></text:a>/<text:a xlink:type="simple" xlink:href="https://en.wikipedia.org/wiki/PSGI" office:name=""><text:span text:style-name="Definition">PSGI</text:span></text:a>/<text:a xlink:type="simple" xlink:href="http://plackperl.org/" office:name=""><text:span text:style-name="Definition">Plack</text:span></text:a>, Citrix <text:a xlink:type="simple" xlink:href="https://www.citrix.com/products/netscaler" office:name=""><text:span text:style-name="Definition">NetScaler</text:span></text:a>, <text:a xlink:type="simple" xlink:href="https://www.opengroup.org/soa/source-book/soa/soa.htm" office:name=""><text:span text:style-name="Definition">SOA</text:span></text:a>/<text:a xlink:type="simple" xlink:href="https://www.ics.uci.edu/~fielding/pubs/dissertation/rest_arch_style.htm" office:name=""><text:span text:style-name="Definition">REST</text:span></text:a></text:p>
      <text:p text:style-name="Text_20_body">Source Control : <text:a xlink:type="simple" xlink:href="https://git-scm.com/" office:name=""><text:span text:style-name="Definition">git</text:span></text:a>, <text:a xlink:type="simple" xlink:href="https://github.com/" office:name=""><text:span text:style-name="Definition">github</text:span></text:a>, <text:a xlink:type="simple" xlink:href="https://wiki.jenkins-ci.org/display/JENKINS/Meet+Jenkins" office:name=""><text:span text:style-name="Definition">Jenkins</text:span></text:a>, <text:a xlink:type="simple" xlink:href="http://www.perforce.com/" office:name=""><text:span text:style-name="Definition">Perforce</text:span></text:a>, <text:a xlink:type="simple" xlink:href="https://mercurial.selenic.com/" office:name=""><text:span text:style-name="Definition">Mercural</text:span></text:a>, <text:a xlink:type="simple" xlink:href="http://www.nongnu.org/cvs/" office:name=""><text:span text:style-name="Definition">CVS</text:span></text:a>, <text:a xlink:type="simple" xlink:href="http://jungels.net/articles/diff-patch-ten-minutes.html" office:name=""><text:span text:style-name="Definition">diff/patch</text:span></text:a>, <text:a xlink:type="simple" xlink:href="http://asic-linux.com.mx/~izto/checkinstall/" office:name=""><text:span text:style-name="Definition">Checkinstall</text:span></text:a></text:p>
      <text:p text:style-name="Text_20_body">Provisioning : <text:a xlink:type="simple" xlink:href="https://puppetlabs.com/solutions/next-generation-provisioning" office:name=""><text:span text:style-name="Definition">Puppetlabs razor</text:span></text:a>, PXE/<text:a xlink:type="simple" xlink:href="http://ipxe.org/" office:name=""><text:span text:style-name="Definition">iPXE</text:span></text:a>, <text:a xlink:type="simple" xlink:href="https://access.redhat.com/documentation/en-US/Red_Hat_Enterprise_Linux/6/html/Installation_Guide/ch-kickstart2.html#s1-kickstart2-whatis" office:name=""><text:span text:style-name="Definition">kickstart</text:span></text:a>, <text:a xlink:type="simple" xlink:href="https://wiki.debian.org/DebianInstaller/Preseed" office:name=""><text:span text:style-name="Definition">preseed</text:span></text:a>, <text:a xlink:type="simple" xlink:href="https://technet.microsoft.com/en-us/library/cc766093(v=ws.10).aspx" office:name=""><text:span text:style-name="Definition">WinPE</text:span></text:a>, <text:a xlink:type="simple" xlink:href="http://users.suse.com/~ug/autoyast_doc/introduction.html" office:name=""><text:span text:style-name="Definition">autoyast</text:span></text:a>, <text:a xlink:type="simple" xlink:href="https://www.vagrantup.com/" office:name=""><text:span text:style-name="Definition">vagrant</text:span></text:a></text:p>
      <text:p text:style-name="Text_20_body">Hardware : Dell <text:a xlink:type="simple" xlink:href="http://www.dell.com/us/business/p/poweredge-rack-servers" office:name=""><text:span text:style-name="Definition">PowerEdge</text:span></text:a>, HP <text:a xlink:type="simple" xlink:href="http://www8.hp.com/us/en/products/proliant-servers/" office:name=""><text:span text:style-name="Definition">Proliant</text:span></text:a>, HP <text:a xlink:type="simple" xlink:href="http://www8.hp.com/us/en/products/servers/bladesystem/" office:name=""><text:span text:style-name="Definition">BladeSystem</text:span></text:a></text:p>
      <text:p text:style-name="Text_20_body">Storage : Dell <text:a xlink:type="simple" xlink:href="http://www.dell.com/us/business/p/dell-compellent" office:name=""><text:span text:style-name="Definition">Compellent</text:span></text:a>, <text:a xlink:type="simple" xlink:href="http://www.netapp.com/us/products/storage-systems/" office:name=""><text:span text:style-name="Definition">NetApp FS 2000</text:span></text:a>, <text:a xlink:type="simple" xlink:href="http://www8.hp.com/h20195/v2/GetHTML.aspx?docname=c04168365" office:name=""><text:span text:style-name="Definition">HP StorageWorks</text:span></text:a>, <text:a xlink:type="simple" xlink:href="https://nexenta.com/" office:name=""><text:span text:style-name="Definition">Nexenta</text:span></text:a>, <text:a xlink:type="simple" xlink:href="http://www.quadstor.com/" office:name=""><text:span text:style-name="Definition">QuadStor</text:span></text:a>, <text:a xlink:type="simple" xlink:href="http://www.netgear.com/business/products/storage/readynas/readynas-rackmount.aspx" office:name=""><text:span text:style-name="Definition">NetGear ReadyNAS</text:span></text:a></text:p>
      <text:h text:style-name="Heading_20_3" text:outline-level="3">Education</text:h>
      <text:p text:style-name="Definition_20_Term_20_Tight"><text:span text:style-name="T2">Sep</text:span> <text:span text:style-name="T2">2008</text:span> - <text:span text:style-name="T2">May</text:span> <text:span text:style-name="T2">2010</text:span></text:p>
      <text:p text:style-name="Definition_20_Definition_20_Tight"><text:a xlink:type="simple" xlink:href="http://www.shu.ac.uk/prospectus/course/1129/" office:name=""><text:span text:style-name="Definition"><text:span text:style-name="T1">BSc, Computer Networks</text:span></text:span></text:a> <text:span text:style-name="T2">(1:1, First Class Honours)</text:span>, <text:a xlink:type="simple" xlink:href="https://www.shu.ac.uk/" office:name=""><text:span text:style-name="Definition">Sheffield Hallam University</text:span></text:a>, Sheffield, England</text:p>
      <text:p text:style-name="Definition_20_Term_20_Tight"><text:span text:style-name="T2">Jul</text:span> <text:span text:style-name="T2">2000</text:span> - <text:span text:style-name="T2">Mar</text:span> <text:span text:style-name="T2">2001</text:span></text:p>
      <text:p text:style-name="Definition_20_Definition_20_Tight"><text:span text:style-name="T1">BSc (Hons.) Computer Science, Mathematics, Physics</text:span> <text:span text:style-name="T2">(Discontinued)</text:span>, <text:a xlink:type="simple" xlink:href="http://www.sjc.ac.in" office:name=""><text:span text:style-name="Definition">St. Joseph’s College of Science and Arts</text:span></text:a>, Bangalore, India</text:p>
      <text:h text:style-name="Heading_20_3" text:outline-level="3">Training and Qualifications</text:h>
      <text:list text:style-name="L7">
        <text:list-item>
          <text:p text:style-name="P7"><text:a xlink:type="simple" xlink:href="https://www.componentsoft.io/educationalservices/openstack-docker-puppet-xen-and-kvm/kbs-105-docker-kubernetes-administration-accelerated-training/" office:name=""><text:span text:style-name="Definition">Docker + Kubernetes Administration</text:span></text:a>, <text:span text:style-name="T2">May 2018</text:span></text:p>
        </text:list-item>
        <text:list-item>
          <text:p text:style-name="P7"><text:a xlink:type="simple" xlink:href="https://www.componentsoft.io/educationalservices/openstack-docker-puppet-xen-and-kvm/ost-204-openstack-advanced-administration-extended/" office:name=""><text:span text:style-name="Definition">OpenStack Deployment and Advanced Administration</text:span></text:a>, <text:span text:style-name="T2">Feb 2018</text:span></text:p>
        </text:list-item>
        <text:list-item>
          <text:p text:style-name="P7"><text:a xlink:type="simple" xlink:href="https://www.componentsoft.io/educationalservices/openstack-docker-puppet-xen-and-kvm/openstack-private-cloud-workshop-extended-ost-104/" office:name=""><text:span text:style-name="Definition">OpenStack Administration</text:span></text:a>, <text:span text:style-name="T2">Sep 2017</text:span></text:p>
        </text:list-item>
        <text:list-item>
          <text:p text:style-name="P7"><text:a xlink:type="simple" xlink:href="http://training.citrix.com/mod/ctxcatalog/course.php?id=497" office:name=""><text:span text:style-name="Definition">Citrix NetScaler - Essentials, Networking and Administration</text:span></text:a>, <text:span text:style-name="T2">Jun 2012</text:span></text:p>
        </text:list-item>
        <text:list-item>
          <text:p text:style-name="P7"><text:a xlink:type="simple" xlink:href="https://www.cbtnuggets.com/it-training/cisco-642-901-ccnp-bsci" office:name=""><text:span text:style-name="Definition">Building Scalable Cisco Internetworks (CCNP BSCI)</text:span></text:a>, <text:span text:style-name="T2">Feb 2004</text:span></text:p>
        </text:list-item>
        <text:list-item>
          <text:p text:style-name="P7"><text:a xlink:type="simple" xlink:href="http://www.cisco.com/web/learning/exams/list/ccna_composite.html#~Topics" office:name=""><text:span text:style-name="Definition">Cisco Certified Network Associate (CCNA)</text:span></text:a>, <text:span text:style-name="T2">Mar 2003</text:span></text:p>
        </text:list-item>
        <text:list-item>
          <text:p text:style-name="P7"><text:a xlink:type="simple" xlink:href="https://web.archive.org/web/20081222080658/http://www.microsoft.com/learning/en/us/exams/70-217.mspx#EHE" office:name=""><text:span text:style-name="Definition">Implementing &amp; Administering a Microsoft Windows 2000 Directory Services Infrastructure</text:span></text:a>, <text:span text:style-name="T2">Apr 2003</text:span></text:p>
        </text:list-item>
        <text:list-item>
          <text:p text:style-name="P7"><text:a xlink:type="simple" xlink:href="https://web.archive.org/web/20141221185633/https://www.microsoft.com/learning/en/us/exams/70-216.mspx#E3E" office:name=""><text:span text:style-name="Definition">Implementing &amp; Administering a Microsoft Windows 2000 Network Infrastructure</text:span></text:a>, <text:span text:style-name="T2">Apr 2003</text:span></text:p>
        </text:list-item>
        <text:list-item>
          <text:p text:style-name="P7"><text:a xlink:type="simple" xlink:href="https://web.archive.org/web/20141221185902/https://www.microsoft.com/learning/en/us/exams/70-215.mspx#E3E" office:name=""><text:span text:style-name="Definition">Administering Windows 2000 Server</text:span></text:a>, Microsoft Certified Professional (MCP) <text:span text:style-name="T2">Mar 2003</text:span></text:p>
        </text:list-item>
        <text:list-item>
          <text:p text:style-name="P7"><text:a xlink:type="simple" xlink:href="https://web.archive.org/web/20141221190036/https://www.microsoft.com/learning/en/us/exams/70-210.mspx#ECF" office:name=""><text:span text:style-name="Definition">Administering Windows 2000 Professional</text:span></text:a>, Microsoft Certified Professional (MCP) <text:span text:style-name="T2">Mar 2003</text:span></text:p>
        </text:list-item>
        <text:list-item>
          <text:p text:style-name="P7"><text:a xlink:type="simple" xlink:href="http://certification.comptia.org/certifications/network" office:name=""><text:span text:style-name="Definition">Network Infrastructure Administration, CompTIA® Network+ Certified Professional</text:span></text:a>, <text:span text:style-name="T2">Feb 2003</text:span></text:p>
        </text:list-item>
        <text:list-item>
          <text:p text:style-name="P7"><text:a xlink:type="simple" xlink:href="http://certification.comptia.org/certifications/a" office:name=""><text:span text:style-name="Definition">Hardware and Software Essentials, CompTIA® A+ Certified Professional</text:span></text:a>, <text:span text:style-name="T2">Nov 2002</text:span></text:p>
        </text:list-item>
        <text:list-item>
          <text:p text:style-name="P7">Advanced Java, Network Programming using EJB, Servlets/RMI, JDBC/SQL, <text:span text:style-name="T2">Jul 2001</text:span></text:p>
        </text:list-item>
        <text:list-item>
          <text:p text:style-name="P7">Web Design using Microsoft FrontPage 2000, HTML, VBScript and Javascript, <text:span text:style-name="T2">Jan 2001</text:span></text:p>
        </text:list-item>
        <text:list-item>
          <text:p text:style-name="P7">Procedural Programming with ANSI C, <text:span text:style-name="T2">May 1999</text:span></text:p>
        </text:list-item>
      </text:list>
      <text:h text:style-name="Heading_20_3" text:outline-level="3">Professional Membership</text:h>
      <text:p text:style-name="Definition_20_Term_20_Tight"><text:span text:style-name="T2">Jul</text:span> <text:span text:style-name="T2">2010</text:span> - <text:span text:style-name="T2">Present</text:span></text:p>
      <text:p text:style-name="Definition_20_Definition_20_Tight"><text:a xlink:type="simple" xlink:href="https://www.theiet.org/" office:name=""><text:span text:style-name="Definition">The Institution of Engineering and Technology (IET)</text:span></text:a> <text:span text:style-name="T2">(Graduate Member)</text:span></text:p>
      <text:p text:style-name="Definition_20_Term_20_Tight"><text:span text:style-name="T2">Dec</text:span> <text:span text:style-name="T2">2008</text:span> - <text:span text:style-name="T2">Present</text:span></text:p>
      <text:p text:style-name="Definition_20_Definition_20_Tight"><text:a xlink:type="simple" xlink:href="https://bcs.org" office:name=""><text:span text:style-name="Definition">British Computer Society (BCS)</text:span></text:a> <text:span text:style-name="T2">(Member)</text:span></text:p>
      <text:p text:style-name="Definition_20_Term_20_Tight"><text:span text:style-name="T2">Jan</text:span> <text:span text:style-name="T2">2008</text:span> - <text:span text:style-name="T2">May 2012</text:span></text:p>
      <text:p text:style-name="Definition_20_Definition_20_Tight"><text:a xlink:type="simple" xlink:href="https://microsoft-itcouncil.com/" office:name=""><text:span text:style-name="Definition">Microsoft IT Advisory Council (ITAC)</text:span></text:a> <text:span text:style-name="T2">(Member)</text:span></text:p>
      <text:h text:style-name="Heading_20_3" text:outline-level="3">Languages</text:h>
      <text:p text:style-name="First_20_paragraph">English (Fluent), French (Limited Proficiency), Slovak (Basic)</text:p>
      <text:h text:style-name="Heading_20_3" text:outline-level="3">Hobbies and Interests</text:h>
      <text:p text:style-name="First_20_paragraph">Travel, Exploring • Outdoors • Music, Guitar • Badminton, Table Tennis • Amateur Photography • Tech. news, conferences, events • <text:a xlink:type="simple" xlink:href="https://freenode.net/" office:name=""><text:span text:style-name="Definition">#freenode</text:span></text:a> IRC OpenSource Community • Hacking <text:a xlink:type="simple" xlink:href="https://www.raspbian.org/" office:name=""><text:span text:style-name="Definition">Debian/Raspberry Pi</text:span></text:a> for fun</text:p>
      <text:h text:style-name="Heading_20_3" text:outline-level="3">Personal Details</text:h>
      <text:p text:style-name="Definition_20_Term_20_Tight">Keybase Identity</text:p>
      <text:p text:style-name="Definition_20_Definition_20_Tight"><text:a xlink:type="simple" xlink:href="https://keybase.io/shalomb" office:name=""><text:span text:style-name="Definition">https://keybase.io/shalomb</text:span></text:a></text:p>
      <text:p text:style-name="Definition_20_Term_20_Tight">Telephone</text:p>
      <text:p text:style-name="Definition_20_Definition_20_Tight">+421 948 140 290 <text:span text:style-name="T2">(SK)</text:span>; +44 7904 190 550 <text:span text:style-name="T2">(UK)</text:span></text:p>
      <text:p text:style-name="Definition_20_Term_20_Tight">Email</text:p>
      <text:p text:style-name="Definition_20_Definition_20_Tight"><text:a xlink:type="simple" xlink:href="mailto:s.bhooshi@gmail.com" office:name=""><text:span text:style-name="Definition">s.bhooshi@gmail.com</text:span></text:a></text:p>
      <text:p text:style-name="Definition_20_Term_20_Tight">Address</text:p>
      <text:p text:style-name="Definition_20_Definition_20_Tight"><text:a xlink:type="simple" xlink:href="https://www.google.co.uk/maps?q=92,+Kosicka+52/A,+Bratislava,+82108" office:name=""><text:span text:style-name="Definition">92, Kosicka 52/A, Bratislava, 821 08</text:span></text:a></text:p>
      <text:p text:style-name="Definition_20_Term_20_Tight">Date of birth</text:p>
      <text:p text:style-name="Definition_20_Definition_20_Tight">08 Jan, 1983 (60645.32)</text:p>
      <text:p text:style-name="Definition_20_Term_20_Tight">Nationality</text:p>
      <text:p text:style-name="Definition_20_Definition_20_Tight">British</text:p>
      <text:h text:style-name="Heading_20_3" text:outline-level="3">Download</text:h>
      <text:p text:style-name="Definition_20_Term_20_Tight"><text:span text:style-name="T1">PDF Version</text:span></text:p>
      <text:p text:style-name="Definition_20_Definition_20_Tight"><text:a xlink:type="simple" xlink:href="cv.pdf" office:name=""><text:span text:style-name="Definition">shalom_bhooshi-resume.pdf</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halom Bhooshi</dc:title>
  </office:meta>
</office:document-meta>
</file>